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group.getTitle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getXml_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TitleAtt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Class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Optgroup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Xml_la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addElement( String hashcode ,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Optgroup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Op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group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